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89301"/>
    </style:style>
    <style:style style:name="T1" style:family="text">
      <style:text-properties officeooo:rsid="000893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C_A_1</text:span></text:p>
      <text:p text:style-name="P1"><text:span text:style-name="T1">SC_A_2</text:span></text:p>
      <text:p text:style-name="P1"><text:span text:style-name="T1">SC_A_3</text:span></text:p>
      <text:p text:style-name="P1"><text:span text:style-name="T1">SC_A_4</text:span></text:p>
      <text:p text:style-name="P1"><text:span text:style-name="T1">SC_A_5</text:span></text:p>
      <text:p text:style-name="P1"><text:span text:style-name="T1">SC_A_6</text:span></text:p>
      <text:p text:style-name="P1"><text:span text:style-name="T1">SC_A_7</text:span></text:p>
      <text:p text:style-name="P1"><text:span text:style-name="T1">SC_A_8</text:span></text:p>
      <text:p text:style-name="P1"><text:span text:style-name="T1">SC_A_9</text:span></text:p>
      <text:p text:style-name="P1"><text:span text:style-name="T1">SC_A_10</text:span></text:p>
      <text:p text:style-name="P1"><text:span text:style-name="T1">SC_A_14</text:span></text:p>
      <text:p text:style-name="P1"><text:span text:style-name="T1">SC_A_1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53:53</meta:creation-date>
    <dc:date>2012-10-23T01:32:09.54</dc:date>
    <meta:editing-duration>P0D</meta:editing-duration>
    <meta:editing-cycles>2</meta:editing-cycles>
    <meta:document-statistic meta:table-count="0" meta:image-count="0" meta:object-count="0" meta:page-count="1" meta:paragraph-count="12" meta:word-count="12" meta:character-count="75" meta:non-whitespace-character-count="75"/>
  </office:meta>
</office:document-meta>
</file>